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4" style:family="graphic" style:parent-style-name="standard">
      <style:graphic-properties draw:fill-color="#dddddd" draw:textarea-horizontal-align="justify" draw:textarea-vertical-align="top" draw:auto-grow-height="false" fo:min-height="6.735cm" fo:min-width="3.56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814cm" fo:min-width="3.056cm"/>
    </style:style>
    <style:style style:name="gr16" style:family="graphic" style:parent-style-name="standard">
      <style:graphic-properties draw:stroke="dash" draw:stroke-dash="Ultrafine_20_2_20_Dots_20_3_20_Dashes" draw:fill-color="#e6e6ff" draw:opacity="25%" draw:textarea-horizontal-align="justify" draw:textarea-vertical-align="top" draw:auto-grow-height="false" fo:min-height="4.068cm" fo:min-width="13.216cm"/>
    </style:style>
    <style:style style:name="gr17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798cm" fo:min-width="5.469cm"/>
    </style:style>
    <style:style style:name="gr18" style:family="graphic" style:parent-style-name="standard">
      <style:graphic-properties draw:stroke="dash" draw:stroke-dash="Ultrafine_20_2_20_Dots_20_3_20_Dashes" draw:opacity="25%" draw:textarea-horizontal-align="justify" draw:textarea-vertical-align="top" draw:auto-grow-height="false" fo:min-height="1.655cm" fo:min-width="4.58cm"/>
    </style:style>
    <style:style style:name="gr19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4.834cm"/>
    </style:style>
    <style:style style:name="gr20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0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3cm"/>
    </style:style>
    <style:style style:name="gr22" style:family="graphic" style:parent-style-name="standard">
      <style:graphic-properties draw:fill-color="#dddddd" draw:textarea-horizontal-align="justify" draw:textarea-vertical-align="top" draw:auto-grow-height="false" fo:min-height="3.814cm" fo:min-width="3.564cm"/>
    </style:style>
    <style:style style:name="gr23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3.433cm" fo:min-width="3.564cm"/>
    </style:style>
    <style:style style:name="gr24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12pt"/>
    </style:style>
    <style:style style:name="P11" style:family="paragraph">
      <loext:graphic-properties draw:fill-color="#e6e6ff" draw:opacity="25%"/>
      <style:paragraph-properties fo:text-align="center"/>
    </style:style>
    <style:style style:name="P12" style:family="paragraph">
      <loext:graphic-properties draw:fill-color="#dddddd" draw:opacity="25%"/>
      <style:paragraph-properties fo:text-align="center"/>
    </style:style>
    <style:style style:name="P13" style:family="paragraph">
      <loext:graphic-properties draw:opacity="25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opacity="25%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-color="#dddddd" draw:opacity="25%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8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082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858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446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446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44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716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716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716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11.287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09cm" svg:height="1.783cm" draw:transform="rotate (0.785572696322648) translate (11.287cm 18.1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5.08cm" svg:height="2.413cm" svg:x="9.255cm" svg:y="9.128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4.175cm" svg:y1="13.446cm" svg:x2="11.795cm" svg:y2="11.541cm" draw:start-shape="id1" draw:start-glue-point="0" draw:end-shape="id2" draw:end-glue-point="2" svg:d="M4175 13446v-953h7620v-952" svg:viewBox="0 0 7621 1906">
          <text:p/>
        </draw:connector>
        <draw:connector draw:style-name="gr7" draw:text-style-name="P8" draw:layer="layout" svg:x1="12.557cm" svg:y1="13.446cm" svg:x2="11.795cm" svg:y2="11.541cm" draw:start-shape="id3" draw:start-glue-point="0" draw:end-shape="id2" draw:end-glue-point="2" svg:d="M12557 13446v-953h-762v-952" svg:viewBox="0 0 763 1906">
          <text:p/>
        </draw:connector>
        <draw:connector draw:style-name="gr7" draw:text-style-name="P8" draw:layer="layout" svg:x1="8.366cm" svg:y1="13.446cm" svg:x2="11.795cm" svg:y2="11.541cm" draw:start-shape="id4" draw:start-glue-point="0" draw:end-shape="id2" draw:end-glue-point="2" svg:d="M8366 13446v-953h3429v-952" svg:viewBox="0 0 3430 1906">
          <text:p/>
        </draw:connector>
        <draw:custom-shape draw:style-name="gr8" draw:text-style-name="P3" draw:layer="layout" svg:width="6.477cm" svg:height="2.413cm" svg:x="8.366cm" svg:y="23.098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3.556cm" svg:height="1.27cm" svg:x="8.493cm" svg:y="23.987cm">
          <text:p text:style-name="P1"><text:span text:style-name="T3">CDebugRe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27cm" svg:x="12.303cm" svg:y="23.987cm">
          <text:p text:style-name="P1"><text:span text:style-name="T3">Logg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223cm" svg:height="2.413cm" svg:x="1.762cm" svg:y="23.098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54cm" svg:height="1.27cm" svg:x="5.191cm" svg:y="23.987cm">
          <text:p text:style-name="P1"><text:span text:style-name="T3">CLay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2.921cm" svg:height="1.27cm" svg:x="2.016cm" svg:y="23.987cm">
          <text:p text:style-name="P1"><text:span text:style-name="T3">CExten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" draw:id="id9" draw:layer="layout" svg:width="5.08cm" svg:height="2.413cm" svg:x="2.27cm" svg:y="9.128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366cm" svg:y1="22.082cm" svg:x2="8.366cm" svg:y2="21.193cm" draw:start-shape="id5" draw:start-glue-point="0" draw:end-shape="id6" draw:end-glue-point="2" svg:d="M8366 22082v-889" svg:viewBox="0 0 1 890">
          <text:p/>
        </draw:connector>
        <draw:custom-shape draw:style-name="gr14" draw:text-style-name="P3" draw:layer="layout" svg:width="4.064cm" svg:height="6.985cm" svg:x="16.113cm" svg:y="7.985cm">
          <text:p text:style-name="P1">User App</text:p>
          <text:p text:style-name="P1"><text:span text:style-name="T2">(Example 3-5):</text:span></text:p>
          <text:p text:style-name="P1"><text:span text:style-name="T4">Creates a Vulkan Window, </text:span></text:p>
          <text:p text:style-name="P1"><text:span text:style-name="T4">and adds</text:span></text:p>
          <text:p text:style-name="P1"><text:span text:style-name="T4">input-event hand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254cm" svg:x1="14.335cm" svg:y1="10.334cm" svg:x2="16.367cm" svg:y2="12.557cm" draw:start-shape="id2" draw:start-glue-point="1" draw:end-shape="id7" draw:end-glue-point="3" svg:d="M14335 10334h1270v2223h762" svg:viewBox="0 0 2033 2224">
          <text:p/>
        </draw:connector>
        <draw:custom-shape draw:style-name="gr15" draw:text-style-name="P10" xml:id="id7" draw:id="id7" draw:layer="layout" svg:width="3.556cm" svg:height="4.064cm" svg:x="16.367cm" svg:y="10.525cm">
          <text:p text:style-name="P9"><text:span text:style-name="T5">OnMouseEvent</text:span></text:p>
          <text:p text:style-name="P9"><text:span text:style-name="T5">OnKeyEvent</text:span></text:p>
          <text:p text:style-name="P9"><text:span text:style-name="T5">OnTextEvent</text:span></text:p>
          <text:p text:style-name="P9"><text:span text:style-name="T5">OnMoveEvent</text:span></text:p>
          <text:p text:style-name="P9"><text:span text:style-name="T5">OnResizeEvent</text:span></text:p>
          <text:p text:style-name="P9"><text:span text:style-name="T5">OnFocusEvent</text:span></text:p>
          <text:p text:style-name="P9"><text:span text:style-name="T5">OnTouch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12" draw:id="id12" draw:layer="layout" svg:width="13.716cm" svg:height="4.318cm" svg:x="1.508cm" svg:y="2.423cm">
          <text:p text:style-name="P1">CSwapchain (WIP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969cm" svg:height="3.048cm" svg:x="1.736cm" svg:y="3.381cm">
          <text:p text:style-name="P1">CPhysicalDevices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08cm" svg:height="1.905cm" svg:x="2.117cm" svg:y="4.27cm">
          <text:p text:style-name="P1"><text:span text:style-name="T3">DeviceProperties</text:span></text:p>
          <text:p text:style-name="P1"><text:span text:style-name="T3">DeviceFeatures</text:span></text:p>
          <text:p text:style-name="P1"><text:span text:style-name="T3">QueueFamil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334cm" svg:height="2.413cm" svg:x="9.102cm" svg:y="3.381cm">
          <text:p text:style-name="P1">CLogicalDevices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572cm" svg:height="1.27cm" svg:x="9.483cm" svg:y="4.27cm">
          <text:p text:style-name="P1"><text:span text:style-name="T1">Queues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6.223cm" svg:height="0.962cm" svg:x="7.477cm" svg:y="1.381cm">
          <draw:text-box>
            <text:p text:style-name="P9"><text:span text:style-name="T6">WSI-Window</text:span></text:p>
          </draw:text-box>
        </draw:frame>
        <draw:custom-shape draw:style-name="gr22" draw:text-style-name="P3" draw:layer="layout" svg:width="4.064cm" svg:height="4.064cm" svg:x="15.986cm" svg:y="22.082cm">
          <text:p text:style-name="P1">User App</text:p>
          <text:p text:style-name="P1"/>
          <text:p text:style-name="P1"><text:span text:style-name="T2">(Example 1-2):</text:span></text:p>
          <text:p text:style-name="P1"><text:span text:style-name="T2"/></text:p>
          <text:p text:style-name="P1"><text:span text:style-name="T4">Creates a VkInstance </text:span></text:p>
          <text:p text:style-name="P1"><text:span text:style-name="T4">and selects layers </text:span></text:p>
          <text:p text:style-name="P1"><text:span text:style-name="T4">and extensions to load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-0.26cm" svg:x1="2.016cm" svg:y1="24.622cm" svg:x2="2.27cm" svg:y2="10.334cm" draw:start-shape="id8" draw:start-glue-point="3" draw:end-shape="id9" draw:end-glue-point="3" svg:d="M2016 24622h-762v-14288h1016" svg:viewBox="0 0 1017 14289">
          <text:p/>
        </draw:connector>
        <draw:connector draw:style-name="gr7" draw:text-style-name="P8" draw:layer="layout" draw:line-skew="0.134cm" svg:x1="6.461cm" svg:y1="25.257cm" svg:x2="10.271cm" svg:y2="25.257cm" draw:start-shape="id10" draw:start-glue-point="2" draw:end-shape="id11" draw:end-glue-point="2" svg:d="M6461 25257v635h3810v-635" svg:viewBox="0 0 3811 636">
          <text:p/>
        </draw:connector>
        <draw:custom-shape draw:style-name="gr23" draw:text-style-name="P16" draw:layer="layout" svg:width="4.064cm" svg:height="3.683cm" svg:x="16.113cm" svg:y="3.032cm">
          <text:p text:style-name="P1"><text:span text:style-name="T7">(Work 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134cm" svg:x1="3.476cm" svg:y1="25.257cm" svg:x2="10.271cm" svg:y2="25.257cm" draw:start-shape="id8" draw:start-glue-point="2" draw:end-shape="id11" draw:end-glue-point="2" svg:d="M3476 25257v635h6795v-635" svg:viewBox="0 0 6796 636">
          <text:p/>
        </draw:connector>
        <draw:frame draw:style-name="gr24" draw:text-style-name="P17" draw:layer="layout" svg:width="2.032cm" svg:height="0.569cm" svg:x="8.366cm" svg:y="21.32cm">
          <draw:text-box>
            <text:p><text:span text:style-name="T8">VkInstance</text:span></text:p>
          </draw:text-box>
        </draw:frame>
        <draw:custom-shape draw:style-name="gr4" draw:text-style-name="P1" draw:layer="layout" svg:width="2.54cm" svg:height="1.27cm" svg:x="2.905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366cm" svg:y1="7.858cm" svg:x2="8.366cm" svg:y2="6.741cm" draw:start-shape="id6" draw:start-glue-point="0" draw:end-shape="id12" draw:end-glue-point="2" svg:d="M8366 7858v-1117" svg:viewBox="0 0 1 1118">
          <text:p/>
        </draw:connector>
        <draw:frame draw:style-name="gr24" draw:text-style-name="P17" draw:layer="layout" svg:width="2.032cm" svg:height="0.569cm" svg:x="8.239cm" svg:y="7.035cm">
          <draw:text-box>
            <text:p><text:span text:style-name="T8">CSu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6-11-22T11:06:20.529837069</dc:date>
    <meta:editing-duration>PT4H7M35S</meta:editing-duration>
    <meta:editing-cycles>29</meta:editing-cycles>
    <meta:generator>LibreOffice/5.1.4.2$Linux_X86_64 LibreOffice_project/10m0$Build-2</meta:generator>
    <meta:print-date>2016-10-18T13:32:40.513927333</meta:print-date>
    <meta:document-statistic meta:object-count="47"/>
  </office:meta>
</office:document-meta>
</file>